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imanshu@himanshu:~$ sudo /opt/lampp/lampp start</text:p>
      <text:p text:style-name="Standard">[sudo] password for himanshu: </text:p>
      <text:p text:style-name="Standard">Starting XAMPP for Linux 7.4.27-2...</text:p>
      <text:p text:style-name="Standard">XAMPP: Starting Apache...already running.</text:p>
      <text:p text:style-name="Standard">XAMPP: Starting MySQL...already running.</text:p>
      <text:p text:style-name="Standard">XAMPP: Starting ProFTPD...already running.</text:p>
      <text:p text:style-name="Standard">himanshu@himanshu:~$ sudo /opt/lampp/bin/mysql -u root -p</text:p>
      <text:p text:style-name="Standard">Enter password: </text:p>
      <text:p text:style-name="Standard">Welcome to the MariaDB monitor. <text:s/>Commands end with ; or \g.</text:p>
      <text:p text:style-name="Standard">Your MariaDB connection id is 5013</text:p>
      <text:p text:style-name="Standard">Server version: 10.4.22-MariaDB Source distribution</text:p>
      <text:p text:style-name="Standard"/>
      <text:p text:style-name="Standard">Copyright (c) 2000, 2018, Oracle, MariaDB Corporation Ab and others.</text:p>
      <text:p text:style-name="Standard"/>
      <text:p text:style-name="Standard">Type 'help;' or '\h' for help. Type '\c' to clear the current input statement.</text:p>
      <text:p text:style-name="Standard"/>
      <text:p text:style-name="Standard">MariaDB [(none)]&gt; show databases</text:p>
      <text:p text:style-name="Standard"><text:s text:c="4"/>-&gt; create database task3;</text:p>
      <text:p text:style-name="Standard">ERROR 1064 (42000): You have an error in your SQL syntax; check the manual that corresponds to your MariaDB server version for the right syntax to use near 'create database task3' at line 2</text:p>
      <text:p text:style-name="Standard">MariaDB [(none)]&gt; create database task3;</text:p>
      <text:p text:style-name="Standard">Query OK, 1 row affected (0.001 sec)</text:p>
      <text:p text:style-name="Standard">MariaDB [(none)]&gt; create table student(id bigint(10), name varchar(MariaDB [(none)]&gt; create table student(id bigint(10), name varchar(50), address varchar(50),mobile bigint(10));</text:p>
      <text:p text:style-name="Standard">ERROR 1046 (3D000): No database selected</text:p>
      <text:p text:style-name="Standard">MariaDB [(none)]&gt; show table</text:p>
      <text:p text:style-name="Standard"><text:s text:c="4"/>-&gt; create table student(id bigint(10), name varchar(50), address varchar(50),mobile bigint(10));</text:p>
      <text:p text:style-name="Standard">ERROR 1064 (42000): You have an error in your SQL syntax; check the manual that corresponds to your MariaDB server version for the right syntax to use near 'create table student(id bigint(10), name varchar(50), address varchar(50),mob...' at line 2</text:p>
      <text:p text:style-name="Standard">MariaDB [(none)]&gt; show table</text:p>
      <text:p text:style-name="Standard"><text:s text:c="4"/>-&gt; </text:p>
      <text:p text:style-name="Standard"><text:s text:c="4"/>-&gt; <text:s/>create table student(id bigint(10), name varchar(50), address varchar(50),mobile bigint(10));</text:p>
      <text:p text:style-name="Standard">ERROR 1064 (42000): You have an error in your SQL syntax; check the manual that corresponds to your MariaDB server version for the right syntax to use near 'create table student(id bigint(10), name varchar(50), address varchar(50),mob...' at line 3</text:p>
      <text:p text:style-name="Standard">MariaDB [(none)]&gt; show databases;</text:p>
      <text:p text:style-name="Standard">+--------------------+</text:p>
      <text:p text:style-name="Standard">| Database <text:s text:c="10"/>|</text:p>
      <text:p text:style-name="Standard">+--------------------+</text:p>
      <text:p text:style-name="Standard">| himanshu <text:s text:c="10"/>|</text:p>
      <text:p text:style-name="Standard">| information_schema |</text:p>
      <text:p text:style-name="Standard">| mysql <text:s text:c="13"/>|</text:p>
      <text:p text:style-name="Standard">| performance_schema |</text:p>
      <text:p text:style-name="Standard">| phpmyadmin <text:s text:c="8"/>|</text:p>
      <text:p text:style-name="Standard">| task2 <text:s text:c="13"/>|</text:p>
      <text:p text:style-name="Standard">| task3 <text:s text:c="13"/>|</text:p>
      <text:p text:style-name="Standard">| test <text:s text:c="14"/>|</text:p>
      <text:p text:style-name="Standard">+--------------------+</text:p>
      <text:p text:style-name="Standard">8 rows in set (0.001 sec)</text:p>
      <text:p text:style-name="Standard"/>
      <text:p text:style-name="Standard">MariaDB [(none)]&gt; use task3;</text:p>
      <text:p text:style-name="Standard"><text:soft-page-break/>Database changed</text:p>
      <text:p text:style-name="Standard">MariaDB [task3]&gt; create table employee(id bigint(11), dept_no bigint(11),e_name varchar(23),joining_date date,salary bigint(11),e_job varchar(23),commission bigint(11),dept varchar(24));</text:p>
      <text:p text:style-name="Standard">Query OK, 0 rows affected (0.298 sec)</text:p>
      <text:p text:style-name="Standard"/>
      <text:p text:style-name="Standard">MariaDB [task3]&gt; show databases;</text:p>
      <text:p text:style-name="Standard">+--------------------+</text:p>
      <text:p text:style-name="Standard">| Database <text:s text:c="10"/>|</text:p>
      <text:p text:style-name="Standard">+--------------------+</text:p>
      <text:p text:style-name="Standard">| himanshu <text:s text:c="10"/>|</text:p>
      <text:p text:style-name="Standard">| information_schema |</text:p>
      <text:p text:style-name="Standard">| mysql <text:s text:c="13"/>|</text:p>
      <text:p text:style-name="Standard">| performance_schema |</text:p>
      <text:p text:style-name="Standard">| phpmyadmin <text:s text:c="8"/>|</text:p>
      <text:p text:style-name="Standard">| task2 <text:s text:c="13"/>|</text:p>
      <text:p text:style-name="Standard">| task3 <text:s text:c="13"/>|</text:p>
      <text:p text:style-name="Standard">| test <text:s text:c="14"/>|</text:p>
      <text:p text:style-name="Standard">+--------------------+</text:p>
      <text:p text:style-name="Standard">8 rows in set (0.001 sec)</text:p>
      <text:p text:style-name="Standard"/>
      <text:p text:style-name="Standard">MariaDB [task3]&gt; desc employee;</text:p>
      <text:p text:style-name="Standard">+--------------+-------------+------+-----+---------+-------+</text:p>
      <text:p text:style-name="Standard">| Field <text:s text:c="7"/>| Type <text:s text:c="7"/>| Null | Key | Default | Extra |</text:p>
      <text:p text:style-name="Standard">+--------------+-------------+------+-----+---------+-------+</text:p>
      <text:p text:style-name="Standard">| id <text:s text:c="10"/>| bigint(11) <text:s/>| YES <text:s/>| <text:s text:c="4"/>| NULL <text:s text:c="3"/>| <text:s text:c="6"/>|</text:p>
      <text:p text:style-name="Standard">| dept_no <text:s text:c="5"/>| bigint(11) <text:s/>| YES <text:s/>| <text:s text:c="4"/>| NULL <text:s text:c="3"/>| <text:s text:c="6"/>|</text:p>
      <text:p text:style-name="Standard">| e_name <text:s text:c="6"/>| varchar(23) | YES <text:s/>| <text:s text:c="4"/>| NULL <text:s text:c="3"/>| <text:s text:c="6"/>|</text:p>
      <text:p text:style-name="Standard">| joining_date | date <text:s text:c="7"/>| YES <text:s/>| <text:s text:c="4"/>| NULL <text:s text:c="3"/>| <text:s text:c="6"/>|</text:p>
      <text:p text:style-name="Standard">| salary <text:s text:c="6"/>| bigint(11) <text:s/>| YES <text:s/>| <text:s text:c="4"/>| NULL <text:s text:c="3"/>| <text:s text:c="6"/>|</text:p>
      <text:p text:style-name="Standard">| e_job <text:s text:c="7"/>| varchar(23) | YES <text:s/>| <text:s text:c="4"/>| NULL <text:s text:c="3"/>| <text:s text:c="6"/>|</text:p>
      <text:p text:style-name="Standard">| commission <text:s text:c="2"/>| bigint(11) <text:s/>| YES <text:s/>| <text:s text:c="4"/>| NULL <text:s text:c="3"/>| <text:s text:c="6"/>|</text:p>
      <text:p text:style-name="Standard">| dept <text:s text:c="8"/>| varchar(24) | YES <text:s/>| <text:s text:c="4"/>| NULL <text:s text:c="3"/>| <text:s text:c="6"/>|</text:p>
      <text:p text:style-name="Standard">+--------------+-------------+------+-----+---------+-------+</text:p>
      <text:p text:style-name="Standard">8 rows in set (0.004 sec)</text:p>
      <text:p text:style-name="Standard"/>
      <text:p text:style-name="Standard">MariaDB [task3]&gt; insert into employee values(1,1,'raghu','01-01-2010',30000,'full-stack',20,'it_secter'),</text:p>
      <text:p text:style-name="Standard"><text:s text:c="4"/>-&gt; insert into employee values(1,1,'raghu','01-01-2010',30000,'full-stack',20,'it_secter')</text:p>
      <text:p text:style-name="Standard"><text:s text:c="4"/>-&gt; (1,1,'raghu','01-01-2010',30000,'full-stack',20,'it_secter'),</text:p>
      <text:p text:style-name="Standard"><text:s text:c="4"/>-&gt; (1,1,'raghu','01-01-2010',30000,'full-stack',20,'it_secter');</text:p>
      <text:p text:style-name="Standard">ERROR 1064 (42000): You have an error in your SQL syntax; check the manual that corresponds to your MariaDB server version for the right syntax to use near 'insert into employee values(1,1,'raghu','01-01-2010',30000,'full-stack',20,'i...' at line 2</text:p>
      <text:p text:style-name="Standard">MariaDB [task3]&gt; insert into employee values(1,1,'raghu','01-01-2010',30000,'full-stack',20,'it_secter'),(1,1,'raghu','01-01-2010',30000,'full-stack',20,'it_secter'),</text:p>
      <text:p text:style-name="Standard"><text:s text:c="4"/>-&gt; insert into employee values(1,1,'raghu','01-01-2010',30000,'full-stack',20,'it_secter'),(1,1,'raghu','01-01-2010',30000,'full-stack',20,'it_secter');</text:p>
      <text:p text:style-name="Standard">ERROR 1064 (42000): You have an error in your SQL syntax; check the manual that corresponds to your MariaDB server version for the right syntax to use near 'insert into employee values(1,1,'raghu','01-01-2010',30000,'full-stack',20,'i...' at line 2</text:p>
      <text:p text:style-name="Standard"><text:soft-page-break/>MariaDB [task3]&gt; insert into employee values(1,1,'raghu','01-01-2010',30000,'full-stack',20,'it_secter'), (2,2,'ramu','01-01-2011',40000,'shell',10,'marketing'),(3,3,'sachin','01-01-2012',20000,'cloud',20,'it_secter'),(4,4,'sahni','01-01-2013',3000,'marketing',12,'finace'),(5,5,'himanshu','01-01-2014',2000,'cyber-security',5,'it_secter'),(6,6,'shyamu','01-01-2015',50000,'systeam-engineer',24,'it_secter'),(7,7,'raja','01-01-2011',600000,'accoubtants',40,'bussiness');</text:p>
      <text:p text:style-name="Standard">ERROR 1292 (22007): Incorrect date value: '01-01-2010' for column `task3`.`employee`.`joining_date` at row 1</text:p>
      <text:p text:style-name="Standard">MariaDB [task3]&gt; insert into employee values(1,1,'raghu','2010-01-01',30000,'full-stack',20,'it_secter'), (2,2,'ramu','2011-01-01',40000,'shell',10,'marketing'),(3,3,'sachin','2012-01-01',20000,'cloud',20,'it_secter'),(4,4,'sahni','2013-01-01',3000,'marketing',12,'finace'),(5,5,'himanshu','2014-01-01',2000,'cyber-security',5,'it_secter'),(6,6,'shyamu','2015-01-01',50000,'systeam-engineer',24,'it_secter'),(7,7,'raja','2016-01-01',600000,'accoubtants',40,'bussiness');</text:p>
      <text:p text:style-name="Standard">Query OK, 7 rows affected (0.034 sec)</text:p>
      <text:p text:style-name="Standard">Records: 7 <text:s/>Duplicates: 0 <text:s/>Warnings: 0</text:p>
      <text:p text:style-name="Standard"/>
      <text:p text:style-name="Standard">MariaDB [task3]&gt; select * from employee</text:p>
      <text:p text:style-name="Standard"><text:s text:c="4"/>-&gt; select * from employee;</text:p>
      <text:p text:style-name="Standard">ERROR 1064 (42000): You have an error in your SQL syntax; check the manual that corresponds to your MariaDB server version for the right syntax to use near 'select * from employee' at line 2</text:p>
      <text:p text:style-name="Standard">MariaDB [task3]&gt; select * from employee;</text:p>
      <text:p text:style-name="Standard">+------+---------+----------+--------------+--------+------------------+------------+-----------+</text:p>
      <text:p text:style-name="Standard">| id <text:s text:c="2"/>| dept_no | e_name <text:s text:c="2"/>| joining_date | salary | e_job <text:s text:c="11"/>| commission | dept <text:s text:c="5"/>|</text:p>
      <text:p text:style-name="Standard">+------+---------+----------+--------------+--------+------------------+------------+-----------+</text:p>
      <text:p text:style-name="Standard">| <text:s text:c="3"/>1 | <text:s text:c="6"/>1 | raghu <text:s text:c="3"/>| 2010-01-01 <text:s text:c="2"/>| <text:s/>30000 | full-stack <text:s text:c="6"/>| <text:s text:c="8"/>20 | it_secter |</text:p>
      <text:p text:style-name="Standard">| <text:s text:c="3"/>2 | <text:s text:c="6"/>2 | ramu <text:s text:c="4"/>| 2011-01-01 <text:s text:c="2"/>| <text:s/>40000 | shell <text:s text:c="11"/>| <text:s text:c="8"/>10 | marketing |</text:p>
      <text:p text:style-name="Standard">| <text:s text:c="3"/>3 | <text:s text:c="6"/>3 | sachin <text:s text:c="2"/>| 2012-01-01 <text:s text:c="2"/>| <text:s/>20000 | cloud <text:s text:c="11"/>| <text:s text:c="8"/>20 | it_secter |</text:p>
      <text:p text:style-name="Standard">| <text:s text:c="3"/>4 | <text:s text:c="6"/>4 | sahni <text:s text:c="3"/>| 2013-01-01 <text:s text:c="2"/>| <text:s text:c="2"/>3000 | marketing <text:s text:c="7"/>| <text:s text:c="8"/>12 | finace <text:s text:c="3"/>|</text:p>
      <text:p text:style-name="Standard">| <text:s text:c="3"/>5 | <text:s text:c="6"/>5 | himanshu | 2014-01-01 <text:s text:c="2"/>| <text:s text:c="2"/>2000 | cyber-security <text:s text:c="2"/>| <text:s text:c="9"/>5 | it_secter |</text:p>
      <text:p text:style-name="Standard">| <text:s text:c="3"/>6 | <text:s text:c="6"/>6 | shyamu <text:s text:c="2"/>| 2015-01-01 <text:s text:c="2"/>| <text:s/>50000 | systeam-engineer | <text:s text:c="8"/>24 | it_secter |</text:p>
      <text:p text:style-name="Standard">| <text:s text:c="3"/>7 | <text:s text:c="6"/>7 | raja <text:s text:c="4"/>| 2016-01-01 <text:s text:c="2"/>| 600000 | accoubtants <text:s text:c="5"/>| <text:s text:c="8"/>40 | bussiness |</text:p>
      <text:p text:style-name="Standard">+------+---------+----------+--------------+--------+------------------+------------+-----------+</text:p>
      <text:p text:style-name="Standard">7 rows in set (0.001 sec)</text:p>
      <text:p text:style-name="Standard"/>
      <text:p text:style-name="Standard">MariaDB [task3]&gt; select e_name,e_job from employee;</text:p>
      <text:p text:style-name="Standard">+----------+------------------+</text:p>
      <text:p text:style-name="Standard">| e_name <text:s text:c="2"/>| e_job <text:s text:c="11"/>|</text:p>
      <text:p text:style-name="Standard">+----------+------------------+</text:p>
      <text:p text:style-name="Standard">| raghu <text:s text:c="3"/>| full-stack <text:s text:c="6"/>|</text:p>
      <text:p text:style-name="Standard">| ramu <text:s text:c="4"/>| shell <text:s text:c="11"/>|</text:p>
      <text:p text:style-name="Standard">| sachin <text:s text:c="2"/>| cloud <text:s text:c="11"/>|</text:p>
      <text:p text:style-name="Standard">| sahni <text:s text:c="3"/>| marketing <text:s text:c="7"/>|</text:p>
      <text:p text:style-name="Standard">| himanshu | cyber-security <text:s text:c="2"/>|</text:p>
      <text:p text:style-name="Standard">| shyamu <text:s text:c="2"/>| systeam-engineer |</text:p>
      <text:p text:style-name="Standard">| raja <text:s text:c="4"/>| accoubtants <text:s text:c="5"/>|</text:p>
      <text:p text:style-name="Standard">+----------+------------------+</text:p>
      <text:p text:style-name="Standard">7 rows in set (0.001 sec)</text:p>
      <text:p text:style-name="Standard"/>
      <text:p text:style-name="Standard">MariaDB [task3]&gt; select e_name,salary from employee;</text:p>
      <text:p text:style-name="Standard">+----------+--------+</text:p>
      <text:p text:style-name="Standard">| e_name <text:s text:c="2"/>| salary |</text:p>
      <text:p text:style-name="Standard"><text:soft-page-break/>+----------+--------+</text:p>
      <text:p text:style-name="Standard">| raghu <text:s text:c="3"/>| <text:s/>30000 |</text:p>
      <text:p text:style-name="Standard">| ramu <text:s text:c="4"/>| <text:s/>40000 |</text:p>
      <text:p text:style-name="Standard">| sachin <text:s text:c="2"/>| <text:s/>20000 |</text:p>
      <text:p text:style-name="Standard">| sahni <text:s text:c="3"/>| <text:s text:c="2"/>3000 |</text:p>
      <text:p text:style-name="Standard">| himanshu | <text:s text:c="2"/>2000 |</text:p>
      <text:p text:style-name="Standard">| shyamu <text:s text:c="2"/>| <text:s/>50000 |</text:p>
      <text:p text:style-name="Standard">| raja <text:s text:c="4"/>| 600000 |</text:p>
      <text:p text:style-name="Standard">+----------+--------+</text:p>
      <text:p text:style-name="Standard">7 rows in set (0.001 sec)</text:p>
      <text:p text:style-name="Standard"/>
      <text:p text:style-name="Standard">MariaDB [task3]&gt; select e_name,dept_no 4 from employee;</text:p>
      <text:p text:style-name="Standard">ERROR 1064 (42000): You have an error in your SQL syntax; check the manual that corresponds to your MariaDB server version for the right syntax to use near '4 from employee' at line 1</text:p>
      <text:p text:style-name="Standard">MariaDB [task3]&gt; select e_name,dept_no from employee;</text:p>
      <text:p text:style-name="Standard">+----------+---------+</text:p>
      <text:p text:style-name="Standard">| e_name <text:s text:c="2"/>| dept_no |</text:p>
      <text:p text:style-name="Standard">+----------+---------+</text:p>
      <text:p text:style-name="Standard">| raghu <text:s text:c="3"/>| <text:s text:c="6"/>1 |</text:p>
      <text:p text:style-name="Standard">| ramu <text:s text:c="4"/>| <text:s text:c="6"/>2 |</text:p>
      <text:p text:style-name="Standard">| sachin <text:s text:c="2"/>| <text:s text:c="6"/>3 |</text:p>
      <text:p text:style-name="Standard">| sahni <text:s text:c="3"/>| <text:s text:c="6"/>4 |</text:p>
      <text:p text:style-name="Standard">| himanshu | <text:s text:c="6"/>5 |</text:p>
      <text:p text:style-name="Standard">| shyamu <text:s text:c="2"/>| <text:s text:c="6"/>6 |</text:p>
      <text:p text:style-name="Standard">| raja <text:s text:c="4"/>| <text:s text:c="6"/>7 |</text:p>
      <text:p text:style-name="Standard">+----------+---------+</text:p>
      <text:p text:style-name="Standard">7 rows in set (0.001 sec)</text:p>
      <text:p text:style-name="Standard"/>
      <text:p text:style-name="Standard">MariaDB [task3]&gt; select e_name,commission from employee;</text:p>
      <text:p text:style-name="Standard">+----------+------------+</text:p>
      <text:p text:style-name="Standard">| e_name <text:s text:c="2"/>| commission |</text:p>
      <text:p text:style-name="Standard">+----------+------------+</text:p>
      <text:p text:style-name="Standard">| raghu <text:s text:c="3"/>| <text:s text:c="8"/>20 |</text:p>
      <text:p text:style-name="Standard">| ramu <text:s text:c="4"/>| <text:s text:c="8"/>10 |</text:p>
      <text:p text:style-name="Standard">| sachin <text:s text:c="2"/>| <text:s text:c="8"/>20 |</text:p>
      <text:p text:style-name="Standard">| sahni <text:s text:c="3"/>| <text:s text:c="8"/>12 |</text:p>
      <text:p text:style-name="Standard">| himanshu | <text:s text:c="9"/>5 |</text:p>
      <text:p text:style-name="Standard">| shyamu <text:s text:c="2"/>| <text:s text:c="8"/>24 |</text:p>
      <text:p text:style-name="Standard">| raja <text:s text:c="4"/>| <text:s text:c="8"/>40 |</text:p>
      <text:p text:style-name="Standard">+----------+------------+</text:p>
      <text:p text:style-name="Standard">7 rows in set (0.001 sec)</text:p>
      <text:p text:style-name="Standard"/>
      <text:p text:style-name="Standard">MariaDB [task3]&gt; select e_name, id from employee where commission is null;</text:p>
      <text:p text:style-name="Standard">Empty set (0.001 sec)</text:p>
      <text:p text:style-name="Standard"/>
      <text:p text:style-name="Standard">MariaDB [task3]&gt; select e_name, id from employee where salary&gt;3000;</text:p>
      <text:p text:style-name="Standard">+--------+------+</text:p>
      <text:p text:style-name="Standard">| e_name | id <text:s text:c="2"/>|</text:p>
      <text:p text:style-name="Standard">+--------+------+</text:p>
      <text:p text:style-name="Standard">| raghu <text:s/>| <text:s text:c="3"/>1 |</text:p>
      <text:p text:style-name="Standard">| ramu <text:s text:c="2"/>| <text:s text:c="3"/>2 |</text:p>
      <text:p text:style-name="Standard">| sachin | <text:s text:c="3"/>3 |</text:p>
      <text:p text:style-name="Standard"><text:soft-page-break/>| shyamu | <text:s text:c="3"/>6 |</text:p>
      <text:p text:style-name="Standard">| raja <text:s text:c="2"/>| <text:s text:c="3"/>7 |</text:p>
      <text:p text:style-name="Standard">+--------+------+</text:p>
      <text:p text:style-name="Standard">5 rows in set (0.001 sec)</text:p>
      <text:p text:style-name="Standard"/>
      <text:p text:style-name="Standard">MariaDB [task3]&gt; select sysdate();</text:p>
      <text:p text:style-name="Standard">+---------------------+</text:p>
      <text:p text:style-name="Standard">| sysdate() <text:s text:c="10"/>|</text:p>
      <text:p text:style-name="Standard">+---------------------+</text:p>
      <text:p text:style-name="Standard">| 2022-03-24 18:41:35 |</text:p>
      <text:p text:style-name="Standard">+---------------------+</text:p>
      <text:p text:style-name="Standard">1 row in set (0.000 sec)</text:p>
      <text:p text:style-name="Standard"/>
      <text:p text:style-name="Standard">MariaDB [task3]&gt; select e_name, dept_no&gt;7 from employee;</text:p>
      <text:p text:style-name="Standard">+----------+-----------+</text:p>
      <text:p text:style-name="Standard">| e_name <text:s text:c="2"/>| dept_no&gt;7 |</text:p>
      <text:p text:style-name="Standard">+----------+-----------+</text:p>
      <text:p text:style-name="Standard">| raghu <text:s text:c="3"/>| <text:s text:c="8"/>0 |</text:p>
      <text:p text:style-name="Standard">| ramu <text:s text:c="4"/>| <text:s text:c="8"/>0 |</text:p>
      <text:p text:style-name="Standard">| sachin <text:s text:c="2"/>| <text:s text:c="8"/>0 |</text:p>
      <text:p text:style-name="Standard">| sahni <text:s text:c="3"/>| <text:s text:c="8"/>0 |</text:p>
      <text:p text:style-name="Standard">| himanshu | <text:s text:c="8"/>0 |</text:p>
      <text:p text:style-name="Standard">| shyamu <text:s text:c="2"/>| <text:s text:c="8"/>0 |</text:p>
      <text:p text:style-name="Standard">| raja <text:s text:c="4"/>| <text:s text:c="8"/>0 |</text:p>
      <text:p text:style-name="Standard">+----------+-----------+</text:p>
      <text:p text:style-name="Standard">7 rows in set (0.001 sec)</text:p>
      <text:p text:style-name="Standard"/>
      <text:p text:style-name="Standard">MariaDB [task3]&gt; select e_name from employee where dept_no in(1,2,4) or e_job in('full-stack','shell');</text:p>
      <text:p text:style-name="Standard">+--------+</text:p>
      <text:p text:style-name="Standard">| e_name |</text:p>
      <text:p text:style-name="Standard">+--------+</text:p>
      <text:p text:style-name="Standard">| raghu <text:s/>|</text:p>
      <text:p text:style-name="Standard">| ramu <text:s text:c="2"/>|</text:p>
      <text:p text:style-name="Standard">| sahni <text:s/>|</text:p>
      <text:p text:style-name="Standard">+--------+</text:p>
      <text:p text:style-name="Standard">3 rows in set (0.001 sec)</text:p>
      <text:p text:style-name="Standard"/>
      <text:p text:style-name="Standard">MariaDB [task3]&gt; select e_name from employee where e_name like 'S%';</text:p>
      <text:p text:style-name="Standard">+--------+</text:p>
      <text:p text:style-name="Standard">| e_name |</text:p>
      <text:p text:style-name="Standard">+--------+</text:p>
      <text:p text:style-name="Standard">| sachin |</text:p>
      <text:p text:style-name="Standard">| sahni <text:s/>|</text:p>
      <text:p text:style-name="Standard">| shyamu |</text:p>
      <text:p text:style-name="Standard">+--------+</text:p>
      <text:p text:style-name="Standard">3 rows in set (0.001 sec)</text:p>
      <text:p text:style-name="Standard"/>
      <text:p text:style-name="Standard">MariaDB [task3]&gt; select e_name from employee where length(e_name)=5;</text:p>
      <text:p text:style-name="Standard">+--------+</text:p>
      <text:p text:style-name="Standard">| e_name |</text:p>
      <text:p text:style-name="Standard">+--------+</text:p>
      <text:p text:style-name="Standard"><text:soft-page-break/>| raghu <text:s/>|</text:p>
      <text:p text:style-name="Standard">| sahni <text:s/>|</text:p>
      <text:p text:style-name="Standard">+--------+</text:p>
      <text:p text:style-name="Standard">2 rows in set (0.001 sec)</text:p>
      <text:p text:style-name="Standard"/>
      <text:p text:style-name="Standard">MariaDB [task3]&gt; select e_name from employee where e_job=manager;</text:p>
      <text:p text:style-name="Standard">ERROR 1054 (42S22): Unknown column 'manager' in 'where clause'</text:p>
      <text:p text:style-name="Standard">MariaDB [task3]&gt; select e_name from employee where e_job in ('manager');</text:p>
      <text:p text:style-name="Standard">Empty set (0.001 sec)</text:p>
      <text:p text:style-name="Standard"/>
      <text:p text:style-name="Standard">MariaDB [task3]&gt; select e_name from employee where e_job in ('manager','salesman',clerk','anaylist');</text:p>
      <text:p text:style-name="Standard"><text:s text:c="4"/>'&gt; select e_name from employee where e_job in ('manager','salesman',clerk','anaylist');</text:p>
      <text:p text:style-name="Standard">ERROR 1064 (42000): You have an error in your SQL syntax; check the manual that corresponds to your MariaDB server version for the right syntax to use near '','anaylist');</text:p>
      <text:p text:style-name="Standard">select e_name from employee where e_job in ('manager','salesma...' at line 1</text:p>
      <text:p text:style-name="Standard">MariaDB [task3]&gt; select e_name from employee where e_job in ('manager','salesman',clerk','anaylist');</text:p>
      <text:p text:style-name="Standard">select e_name from employee where e_job not <text:s/>in ('manager','salesman','clerk','anaylist');</text:p>
      <text:p text:style-name="Standard"><text:s text:c="4"/>'&gt; </text:p>
      <text:p text:style-name="Standard"><text:s text:c="4"/>'&gt; </text:p>
      <text:p text:style-name="Standard"><text:s text:c="4"/>'&gt; ;</text:p>
      <text:p text:style-name="Standard"><text:s text:c="4"/>'&gt; select e_name from employee where e_job in ('manager','salesman',clerk','anaylist');</text:p>
      <text:p text:style-name="Standard">select e_name from employee where e_job not <text:s/>in ('manager','salesman','clerk','anaylist');</text:p>
      <text:p text:style-name="Standard">ERROR 1064 (42000): You have an error in your SQL syntax; check the manual that corresponds to your MariaDB server version for the right syntax to use near '','anaylist');</text:p>
      <text:p text:style-name="Standard">select e_name from employee where e_job not <text:s/>in ('manager','sa...' at line 1</text:p>
      <text:p text:style-name="Standard">+----------+</text:p>
      <text:p text:style-name="Standard">| e_name <text:s text:c="2"/>|</text:p>
      <text:p text:style-name="Standard">+----------+</text:p>
      <text:p text:style-name="Standard">| raghu <text:s text:c="3"/>|</text:p>
      <text:p text:style-name="Standard">| ramu <text:s text:c="4"/>|</text:p>
      <text:p text:style-name="Standard">| sachin <text:s text:c="2"/>|</text:p>
      <text:p text:style-name="Standard">| sahni <text:s text:c="3"/>|</text:p>
      <text:p text:style-name="Standard">| himanshu |</text:p>
      <text:p text:style-name="Standard">| shyamu <text:s text:c="2"/>|</text:p>
      <text:p text:style-name="Standard">| raja <text:s text:c="4"/>|</text:p>
      <text:p text:style-name="Standard">+----------+</text:p>
      <text:p text:style-name="Standard">7 rows in set (0.001 sec)</text:p>
      <text:p text:style-name="Standard"/>
      <text:p text:style-name="Standard">MariaDB [task3]&gt; select count(id) from employee;</text:p>
      <text:p text:style-name="Standard">+-----------+</text:p>
      <text:p text:style-name="Standard">| count(id) |</text:p>
      <text:p text:style-name="Standard">+-----------+</text:p>
      <text:p text:style-name="Standard">| <text:s text:c="8"/>7 |</text:p>
      <text:p text:style-name="Standard">+-----------+</text:p>
      <text:p text:style-name="Standard">1 row in set (0.001 sec)</text:p>
      <text:p text:style-name="Standard"/>
      <text:p text:style-name="Standard">MariaDB [task3]&gt; select sum(salary) from employe;</text:p>
      <text:p text:style-name="Standard">ERROR 1146 (42S02): Table 'task3.employe' doesn't exist</text:p>
      <text:p text:style-name="Standard">MariaDB [task3]&gt; </text:p>
      <text:p text:style-name="Standard">MariaDB [task3]&gt; select sum(salary) from employe;</text:p>
      <text:p text:style-name="Standard"><text:soft-page-break/>ERROR 1146 (42S02): Table 'task3.employe' doesn't exist</text:p>
      <text:p text:style-name="Standard">MariaDB [task3]&gt; select sum(salary) from employee;</text:p>
      <text:p text:style-name="Standard">+-------------+</text:p>
      <text:p text:style-name="Standard">| sum(salary) |</text:p>
      <text:p text:style-name="Standard">+-------------+</text:p>
      <text:p text:style-name="Standard">| <text:s text:c="5"/>745000 |</text:p>
      <text:p text:style-name="Standard">+-------------+</text:p>
      <text:p text:style-name="Standard">1 row in set (0.001 sec)</text:p>
      <text:p text:style-name="Standard"/>
      <text:p text:style-name="Standard">MariaDB [task3]&gt; select max(salary) from employee;</text:p>
      <text:p text:style-name="Standard">+-------------+</text:p>
      <text:p text:style-name="Standard">| max(salary) |</text:p>
      <text:p text:style-name="Standard">+-------------+</text:p>
      <text:p text:style-name="Standard">| <text:s text:c="5"/>600000 |</text:p>
      <text:p text:style-name="Standard">+-------------+</text:p>
      <text:p text:style-name="Standard">1 row in set (0.001 sec)</text:p>
      <text:p text:style-name="Standard"/>
      <text:p text:style-name="Standard">MariaDB [task3]&gt; select min(salary) from employee;</text:p>
      <text:p text:style-name="Standard">+-------------+</text:p>
      <text:p text:style-name="Standard">| min(salary) |</text:p>
      <text:p text:style-name="Standard">+-------------+</text:p>
      <text:p text:style-name="Standard">| <text:s text:c="7"/>2000 |</text:p>
      <text:p text:style-name="Standard">+-------------+</text:p>
      <text:p text:style-name="Standard">1 row in set (0.001 sec)</text:p>
      <text:p text:style-name="Standard"/>
      <text:p text:style-name="Standard">MariaDB [task3]&gt; select avg(salary) from employee;</text:p>
      <text:p text:style-name="Standard">+-------------+</text:p>
      <text:p text:style-name="Standard">| avg(salary) |</text:p>
      <text:p text:style-name="Standard">+-------------+</text:p>
      <text:p text:style-name="Standard">| 106428.5714 |</text:p>
      <text:p text:style-name="Standard">+-------------+</text:p>
      <text:p text:style-name="Standard">1 row in set (0.001 sec)</text:p>
      <text:p text:style-name="Standard"/>
      <text:p text:style-name="Standard">MariaDB [task3]&gt; select max(salary) from employee where e_job='clerk';</text:p>
      <text:p text:style-name="Standard">+-------------+</text:p>
      <text:p text:style-name="Standard">| max(salary) |</text:p>
      <text:p text:style-name="Standard">+-------------+</text:p>
      <text:p text:style-name="Standard">| <text:s text:c="7"/>NULL |</text:p>
      <text:p text:style-name="Standard">+-------------+</text:p>
      <text:p text:style-name="Standard">1 row in set (0.001 sec)</text:p>
      <text:p text:style-name="Standard"/>
      <text:p text:style-name="Standard">MariaDB [task3]&gt; select max(salary) from employee where dept=3;</text:p>
      <text:p text:style-name="Standard">+-------------+</text:p>
      <text:p text:style-name="Standard">| max(salary) |</text:p>
      <text:p text:style-name="Standard">+-------------+</text:p>
      <text:p text:style-name="Standard">| <text:s text:c="7"/>NULL |</text:p>
      <text:p text:style-name="Standard">+-------------+</text:p>
      <text:p text:style-name="Standard">1 row in set, 7 warnings (0.001 sec)</text:p>
      <text:p text:style-name="Standard"/>
      <text:p text:style-name="Standard">MariaDB [task3]&gt; select min(salary) from employee where e_job='salesman';</text:p>
      <text:p text:style-name="Standard">+-------------+</text:p>
      <text:p text:style-name="Standard">| min(salary) |</text:p>
      <text:p text:style-name="Standard"><text:soft-page-break/>+-------------+</text:p>
      <text:p text:style-name="Standard">| <text:s text:c="7"/>NULL |</text:p>
      <text:p text:style-name="Standard">+-------------+</text:p>
      <text:p text:style-name="Standard">1 row in set (0.001 sec)</text:p>
      <text:p text:style-name="Standard"/>
      <text:p text:style-name="Standard">MariaDB [task3]&gt; select avg(salary) from epployee where e_job='full-stack';</text:p>
      <text:p text:style-name="Standard">ERROR 1146 (42S02): Table 'task3.epployee' doesn't exist</text:p>
      <text:p text:style-name="Standard">MariaDB [task3]&gt; </text:p>
      <text:p text:style-name="Standard">MariaDB [task3]&gt; select avg(salary) from epployee where e_job='manager';</text:p>
      <text:p text:style-name="Standard">ERROR 1146 (42S02): Table 'task3.epployee' doesn't exist</text:p>
      <text:p text:style-name="Standard">MariaDB [task3]&gt; </text:p>
      <text:p text:style-name="Standard">MariaDB [task3]&gt; select avg(salary) from employee where e_job='manager';</text:p>
      <text:p text:style-name="Standard">+-------------+</text:p>
      <text:p text:style-name="Standard">| avg(salary) |</text:p>
      <text:p text:style-name="Standard">+-------------+</text:p>
      <text:p text:style-name="Standard">| <text:s text:c="7"/>NULL |</text:p>
      <text:p text:style-name="Standard">+-------------+</text:p>
      <text:p text:style-name="Standard">1 row in set (0.001 sec)</text:p>
      <text:p text:style-name="Standard"/>
      <text:p text:style-name="Standard">MariaDB [task3]&gt; select sum(salary) from employee where e_job='analyst' and dept_no=4;</text:p>
      <text:p text:style-name="Standard">+-------------+</text:p>
      <text:p text:style-name="Standard">| sum(salary) |</text:p>
      <text:p text:style-name="Standard">+-------------+</text:p>
      <text:p text:style-name="Standard">| <text:s text:c="7"/>NULL |</text:p>
      <text:p text:style-name="Standard">+-------------+</text:p>
      <text:p text:style-name="Standard">1 row in set (0.001 sec)</text:p>
      <text:p text:style-name="Standard"/>
      <text:p text:style-name="Standard">MariaDB [task3]&gt; </text:p>
      <text:p text:style-name="Standard">imanshu@himanshu:~$ show databases;</text:p>
      <text:p text:style-name="Standard"/>
      <text:p text:style-name="Standard">Command 'show' not found, but can be installed with:</text:p>
      <text:p text:style-name="Standard"/>
      <text:p text:style-name="Standard">sudo apt install mailutils-mh <text:s/># version 1:3.7-2.1, or</text:p>
      <text:p text:style-name="Standard">sudo apt install mmh <text:s text:c="10"/># version 0.4-2</text:p>
      <text:p text:style-name="Standard">sudo apt install nmh <text:s text:c="10"/># version 1.7.1-6</text:p>
      <text:p text:style-name="Standard"/>
      <text:p text:style-name="Standard">himanshu@himanshu:~$ sudo /opt/lampp/bin/mysql -u root -p</text:p>
      <text:p text:style-name="Standard">[sudo] password for himanshu: </text:p>
      <text:p text:style-name="Standard">Sorry, try again.</text:p>
      <text:p text:style-name="Standard">[sudo] password for himanshu: </text:p>
      <text:p text:style-name="Standard">Sorry, try again.</text:p>
      <text:p text:style-name="Standard">[sudo] password for himanshu: </text:p>
      <text:p text:style-name="Standard">sudo: 3 incorrect password attempts</text:p>
      <text:p text:style-name="Standard">himanshu@himanshu:~$ sudo /opt/lampp/lampp start</text:p>
      <text:p text:style-name="Standard">[sudo] password for himanshu: </text:p>
      <text:p text:style-name="Standard">Starting XAMPP for Linux 7.4.27-2...</text:p>
      <text:p text:style-name="Standard">XAMPP: Starting Apache...already running.</text:p>
      <text:p text:style-name="Standard">XAMPP: Starting MySQL...already running.</text:p>
      <text:p text:style-name="Standard">XAMPP: Starting ProFTPD...already running.</text:p>
      <text:p text:style-name="Standard">himanshu@himanshu:~$ sudo /opt/lampp/bin/mysql -u root -p</text:p>
      <text:p text:style-name="Standard">Enter password: </text:p>
      <text:p text:style-name="Standard">Welcome to the MariaDB monitor. <text:s/>Commands end with ; or \g.</text:p>
      <text:p text:style-name="Standard"><text:soft-page-break/>Your MariaDB connection id is 12</text:p>
      <text:p text:style-name="Standard">Server version: 10.4.22-MariaDB Source distribution</text:p>
      <text:p text:style-name="Standard"/>
      <text:p text:style-name="Standard">Copyright (c) 2000, 2018, Oracle, MariaDB Corporation Ab and others.</text:p>
      <text:p text:style-name="Standard"/>
      <text:p text:style-name="Standard">Type 'help;' or '\h' for help. Type '\c' to clear the current input statement.</text:p>
      <text:p text:style-name="Standard"/>
      <text:p text:style-name="Standard">MariaDB [(none)]&gt; show databases;</text:p>
      <text:p text:style-name="Standard">+--------------------+</text:p>
      <text:p text:style-name="Standard">| Database <text:s text:c="10"/>|</text:p>
      <text:p text:style-name="Standard">+--------------------+</text:p>
      <text:p text:style-name="Standard">| himanshu <text:s text:c="10"/>|</text:p>
      <text:p text:style-name="Standard">| information_schema |</text:p>
      <text:p text:style-name="Standard">| mysql <text:s text:c="13"/>|</text:p>
      <text:p text:style-name="Standard">| performance_schema |</text:p>
      <text:p text:style-name="Standard">| phpmyadmin <text:s text:c="8"/>|</text:p>
      <text:p text:style-name="Standard">| task2 <text:s text:c="13"/>|</text:p>
      <text:p text:style-name="Standard">| task3 <text:s text:c="13"/>|</text:p>
      <text:p text:style-name="Standard">| test <text:s text:c="14"/>|</text:p>
      <text:p text:style-name="Standard">+--------------------+</text:p>
      <text:p text:style-name="Standard">8 rows in set (0.160 sec)</text:p>
      <text:p text:style-name="Standard"/>
      <text:p text:style-name="Standard">MariaDB [(none)]&gt; use task3;</text:p>
      <text:p text:style-name="Standard">Reading table information for completion of table and column names</text:p>
      <text:p text:style-name="Standard">You can turn off this feature to get a quicker startup with -A</text:p>
      <text:p text:style-name="Standard"/>
      <text:p text:style-name="Standard">Database changed</text:p>
      <text:p text:style-name="Standard">MariaDB [task3]&gt; use employee;</text:p>
      <text:p text:style-name="Standard">ERROR 1049 (42000): Unknown database 'employee'</text:p>
      <text:p text:style-name="Standard">MariaDB [task3]&gt; use task3;</text:p>
      <text:p text:style-name="Standard">Database changed</text:p>
      <text:p text:style-name="Standard">MariaDB [task3]&gt; use employee;</text:p>
      <text:p text:style-name="Standard">ERROR 1049 (42000): Unknown database 'employee'</text:p>
      <text:p text:style-name="Standard">MariaDB [task3]&gt; desc employee;</text:p>
      <text:p text:style-name="Standard">+--------------+-------------+------+-----+---------+-------+</text:p>
      <text:p text:style-name="Standard">| Field <text:s text:c="7"/>| Type <text:s text:c="7"/>| Null | Key | Default | Extra |</text:p>
      <text:p text:style-name="Standard">+--------------+-------------+------+-----+---------+-------+</text:p>
      <text:p text:style-name="Standard">| id <text:s text:c="10"/>| bigint(11) <text:s/>| YES <text:s/>| <text:s text:c="4"/>| NULL <text:s text:c="3"/>| <text:s text:c="6"/>|</text:p>
      <text:p text:style-name="Standard">| dept_no <text:s text:c="5"/>| bigint(11) <text:s/>| YES <text:s/>| <text:s text:c="4"/>| NULL <text:s text:c="3"/>| <text:s text:c="6"/>|</text:p>
      <text:p text:style-name="Standard">| e_name <text:s text:c="6"/>| varchar(23) | YES <text:s/>| <text:s text:c="4"/>| NULL <text:s text:c="3"/>| <text:s text:c="6"/>|</text:p>
      <text:p text:style-name="Standard">| joining_date | date <text:s text:c="7"/>| YES <text:s/>| <text:s text:c="4"/>| NULL <text:s text:c="3"/>| <text:s text:c="6"/>|</text:p>
      <text:p text:style-name="Standard">| salary <text:s text:c="6"/>| bigint(11) <text:s/>| YES <text:s/>| <text:s text:c="4"/>| NULL <text:s text:c="3"/>| <text:s text:c="6"/>|</text:p>
      <text:p text:style-name="Standard">| e_job <text:s text:c="7"/>| varchar(23) | YES <text:s/>| <text:s text:c="4"/>| NULL <text:s text:c="3"/>| <text:s text:c="6"/>|</text:p>
      <text:p text:style-name="Standard">| commission <text:s text:c="2"/>| bigint(11) <text:s/>| YES <text:s/>| <text:s text:c="4"/>| NULL <text:s text:c="3"/>| <text:s text:c="6"/>|</text:p>
      <text:p text:style-name="Standard">| dept <text:s text:c="8"/>| varchar(24) | YES <text:s/>| <text:s text:c="4"/>| NULL <text:s text:c="3"/>| <text:s text:c="6"/>|</text:p>
      <text:p text:style-name="Standard">+--------------+-------------+------+-----+---------+-------+</text:p>
      <text:p text:style-name="Standard">8 rows in set (0.111 sec)</text:p>
      <text:p text:style-name="Standard"/>
      <text:p text:style-name="Standard">MariaDB [task3]&gt; select * employee;</text:p>
      <text:p text:style-name="Standard">ERROR 1064 (42000): You have an error in your SQL syntax; check the manual that corresponds to your MariaDB server version for the right syntax to use near 'employee' at line 1</text:p>
      <text:p text:style-name="Standard">MariaDB [task3]&gt; select * from employee;</text:p>
      <text:p text:style-name="Standard"><text:soft-page-break/>+------+---------+----------+--------------+--------+------------------+------------+-----------+</text:p>
      <text:p text:style-name="Standard">| id <text:s text:c="2"/>| dept_no | e_name <text:s text:c="2"/>| joining_date | salary | e_job <text:s text:c="11"/>| commission | dept <text:s text:c="5"/>|</text:p>
      <text:p text:style-name="Standard">+------+---------+----------+--------------+--------+------------------+------------+-----------+</text:p>
      <text:p text:style-name="Standard">| <text:s text:c="3"/>1 | <text:s text:c="6"/>1 | raghu <text:s text:c="3"/>| 2010-01-01 <text:s text:c="2"/>| <text:s/>30000 | full-stack <text:s text:c="6"/>| <text:s text:c="8"/>20 | it_secter |</text:p>
      <text:p text:style-name="Standard">| <text:s text:c="3"/>2 | <text:s text:c="6"/>2 | ramu <text:s text:c="4"/>| 2011-01-01 <text:s text:c="2"/>| <text:s/>40000 | shell <text:s text:c="11"/>| <text:s text:c="8"/>10 | marketing |</text:p>
      <text:p text:style-name="Standard">| <text:s text:c="3"/>3 | <text:s text:c="6"/>3 | sachin <text:s text:c="2"/>| 2012-01-01 <text:s text:c="2"/>| <text:s/>20000 | cloud <text:s text:c="11"/>| <text:s text:c="8"/>20 | it_secter |</text:p>
      <text:p text:style-name="Standard">| <text:s text:c="3"/>4 | <text:s text:c="6"/>4 | sahni <text:s text:c="3"/>| 2013-01-01 <text:s text:c="2"/>| <text:s text:c="2"/>3000 | marketing <text:s text:c="7"/>| <text:s text:c="8"/>12 | finace <text:s text:c="3"/>|</text:p>
      <text:p text:style-name="Standard">| <text:s text:c="3"/>5 | <text:s text:c="6"/>5 | himanshu | 2014-01-01 <text:s text:c="2"/>| <text:s text:c="2"/>2000 | cyber-security <text:s text:c="2"/>| <text:s text:c="9"/>5 | it_secter |</text:p>
      <text:p text:style-name="Standard">| <text:s text:c="3"/>6 | <text:s text:c="6"/>6 | shyamu <text:s text:c="2"/>| 2015-01-01 <text:s text:c="2"/>| <text:s/>50000 | systeam-engineer | <text:s text:c="8"/>24 | it_secter |</text:p>
      <text:p text:style-name="Standard">| <text:s text:c="3"/>7 | <text:s text:c="6"/>7 | raja <text:s text:c="4"/>| 2016-01-01 <text:s text:c="2"/>| 600000 | accoubtants <text:s text:c="5"/>| <text:s text:c="8"/>40 | bussiness |</text:p>
      <text:p text:style-name="Standard">+------+---------+----------+--------------+--------+------------------+------------+-----------+</text:p>
      <text:p text:style-name="Standard">7 rows in set (0.113 sec)</text:p>
      <text:p text:style-name="Standard"/>
      <text:p text:style-name="Standard">MariaDB [task3]&gt; select min(salary) from employee;</text:p>
      <text:p text:style-name="Standard">+-------------+</text:p>
      <text:p text:style-name="Standard">| min(salary) |</text:p>
      <text:p text:style-name="Standard">+-------------+</text:p>
      <text:p text:style-name="Standard">| <text:s text:c="7"/>2000 |</text:p>
      <text:p text:style-name="Standard">+-------------+</text:p>
      <text:p text:style-name="Standard">1 row in set (0.021 sec)</text:p>
      <text:p text:style-name="Standard"/>
      <text:p text:style-name="Standard">MariaDB [task3]&gt; select * from employee order by salary;</text:p>
      <text:p text:style-name="Standard">+------+---------+----------+--------------+--------+------------------+------------+-----------+</text:p>
      <text:p text:style-name="Standard">| id <text:s text:c="2"/>| dept_no | e_name <text:s text:c="2"/>| joining_date | salary | e_job <text:s text:c="11"/>| commission | dept <text:s text:c="5"/>|</text:p>
      <text:p text:style-name="Standard">+------+---------+----------+--------------+--------+------------------+------------+-----------+</text:p>
      <text:p text:style-name="Standard">| <text:s text:c="3"/>5 | <text:s text:c="6"/>5 | himanshu | 2014-01-01 <text:s text:c="2"/>| <text:s text:c="2"/>2000 | cyber-security <text:s text:c="2"/>| <text:s text:c="9"/>5 | it_secter |</text:p>
      <text:p text:style-name="Standard">| <text:s text:c="3"/>4 | <text:s text:c="6"/>4 | sahni <text:s text:c="3"/>| 2013-01-01 <text:s text:c="2"/>| <text:s text:c="2"/>3000 | marketing <text:s text:c="7"/>| <text:s text:c="8"/>12 | finace <text:s text:c="3"/>|</text:p>
      <text:p text:style-name="Standard">| <text:s text:c="3"/>3 | <text:s text:c="6"/>3 | sachin <text:s text:c="2"/>| 2012-01-01 <text:s text:c="2"/>| <text:s/>20000 | cloud <text:s text:c="11"/>| <text:s text:c="8"/>20 | it_secter |</text:p>
      <text:p text:style-name="Standard">| <text:s text:c="3"/>1 | <text:s text:c="6"/>1 | raghu <text:s text:c="3"/>| 2010-01-01 <text:s text:c="2"/>| <text:s/>30000 | full-stack <text:s text:c="6"/>| <text:s text:c="8"/>20 | it_secter |</text:p>
      <text:p text:style-name="Standard">| <text:s text:c="3"/>2 | <text:s text:c="6"/>2 | ramu <text:s text:c="4"/>| 2011-01-01 <text:s text:c="2"/>| <text:s/>40000 | shell <text:s text:c="11"/>| <text:s text:c="8"/>10 | marketing |</text:p>
      <text:p text:style-name="Standard">| <text:s text:c="3"/>6 | <text:s text:c="6"/>6 | shyamu <text:s text:c="2"/>| 2015-01-01 <text:s text:c="2"/>| <text:s/>50000 | systeam-engineer | <text:s text:c="8"/>24 | it_secter |</text:p>
      <text:p text:style-name="Standard">| <text:s text:c="3"/>7 | <text:s text:c="6"/>7 | raja <text:s text:c="4"/>| 2016-01-01 <text:s text:c="2"/>| 600000 | accoubtants <text:s text:c="5"/>| <text:s text:c="8"/>40 | bussiness |</text:p>
      <text:p text:style-name="Standard">+------+---------+----------+--------------+--------+------------------+------------+-----------+</text:p>
      <text:p text:style-name="Standard">7 rows in set (0.001 sec)</text:p>
      <text:p text:style-name="Standard"/>
      <text:p text:style-name="Standard">MariaDB [task3]&gt; select * from employee order by e_name;</text:p>
      <text:p text:style-name="Standard">+------+---------+----------+--------------+--------+------------------+------------+-----------+</text:p>
      <text:p text:style-name="Standard">| id <text:s text:c="2"/>| dept_no | e_name <text:s text:c="2"/>| joining_date | salary | e_job <text:s text:c="11"/>| commission | dept <text:s text:c="5"/>|</text:p>
      <text:p text:style-name="Standard">+------+---------+----------+--------------+--------+------------------+------------+-----------+</text:p>
      <text:p text:style-name="Standard">| <text:s text:c="3"/>5 | <text:s text:c="6"/>5 | himanshu | 2014-01-01 <text:s text:c="2"/>| <text:s text:c="2"/>2000 | cyber-security <text:s text:c="2"/>| <text:s text:c="9"/>5 | it_secter |</text:p>
      <text:p text:style-name="Standard">| <text:s text:c="3"/>1 | <text:s text:c="6"/>1 | raghu <text:s text:c="3"/>| 2010-01-01 <text:s text:c="2"/>| <text:s/>30000 | full-stack <text:s text:c="6"/>| <text:s text:c="8"/>20 | it_secter |</text:p>
      <text:p text:style-name="Standard">| <text:s text:c="3"/>7 | <text:s text:c="6"/>7 | raja <text:s text:c="4"/>| 2016-01-01 <text:s text:c="2"/>| 600000 | accoubtants <text:s text:c="5"/>| <text:s text:c="8"/>40 | bussiness |</text:p>
      <text:p text:style-name="Standard">| <text:s text:c="3"/>2 | <text:s text:c="6"/>2 | ramu <text:s text:c="4"/>| 2011-01-01 <text:s text:c="2"/>| <text:s/>40000 | shell <text:s text:c="11"/>| <text:s text:c="8"/>10 | marketing |</text:p>
      <text:p text:style-name="Standard">| <text:s text:c="3"/>3 | <text:s text:c="6"/>3 | sachin <text:s text:c="2"/>| 2012-01-01 <text:s text:c="2"/>| <text:s/>20000 | cloud <text:s text:c="11"/>| <text:s text:c="8"/>20 | it_secter |</text:p>
      <text:p text:style-name="Standard">| <text:s text:c="3"/>4 | <text:s text:c="6"/>4 | sahni <text:s text:c="3"/>| 2013-01-01 <text:s text:c="2"/>| <text:s text:c="2"/>3000 | marketing <text:s text:c="7"/>| <text:s text:c="8"/>12 | finace <text:s text:c="3"/>|</text:p>
      <text:p text:style-name="Standard">| <text:s text:c="3"/>6 | <text:s text:c="6"/>6 | shyamu <text:s text:c="2"/>| 2015-01-01 <text:s text:c="2"/>| <text:s/>50000 | systeam-engineer | <text:s text:c="8"/>24 | it_secter |</text:p>
      <text:p text:style-name="Standard">+------+---------+----------+--------------+--------+------------------+------------+-----------+</text:p>
      <text:p text:style-name="Standard">7 rows in set (0.001 sec)</text:p>
      <text:p text:style-name="Standard"/>
      <text:p text:style-name="Standard">MariaDB [task3]&gt; select * from empoyee order by id,e_name,dept_no,salary;</text:p>
      <text:p text:style-name="Standard">ERROR 1146 (42S02): Table 'task3.empoyee' doesn't exist</text:p>
      <text:p text:style-name="Standard">MariaDB [task3]&gt; select * from employee order by id,e_name,dept_no,salary;</text:p>
      <text:p text:style-name="Standard"><text:soft-page-break/>+------+---------+----------+--------------+--------+------------------+------------+-----------+</text:p>
      <text:p text:style-name="Standard">| id <text:s text:c="2"/>| dept_no | e_name <text:s text:c="2"/>| joining_date | salary | e_job <text:s text:c="11"/>| commission | dept <text:s text:c="5"/>|</text:p>
      <text:p text:style-name="Standard">+------+---------+----------+--------------+--------+------------------+------------+-----------+</text:p>
      <text:p text:style-name="Standard">| <text:s text:c="3"/>1 | <text:s text:c="6"/>1 | raghu <text:s text:c="3"/>| 2010-01-01 <text:s text:c="2"/>| <text:s/>30000 | full-stack <text:s text:c="6"/>| <text:s text:c="8"/>20 | it_secter |</text:p>
      <text:p text:style-name="Standard">| <text:s text:c="3"/>2 | <text:s text:c="6"/>2 | ramu <text:s text:c="4"/>| 2011-01-01 <text:s text:c="2"/>| <text:s/>40000 | shell <text:s text:c="11"/>| <text:s text:c="8"/>10 | marketing |</text:p>
      <text:p text:style-name="Standard">| <text:s text:c="3"/>3 | <text:s text:c="6"/>3 | sachin <text:s text:c="2"/>| 2012-01-01 <text:s text:c="2"/>| <text:s/>20000 | cloud <text:s text:c="11"/>| <text:s text:c="8"/>20 | it_secter |</text:p>
      <text:p text:style-name="Standard">| <text:s text:c="3"/>4 | <text:s text:c="6"/>4 | sahni <text:s text:c="3"/>| 2013-01-01 <text:s text:c="2"/>| <text:s text:c="2"/>3000 | marketing <text:s text:c="7"/>| <text:s text:c="8"/>12 | finace <text:s text:c="3"/>|</text:p>
      <text:p text:style-name="Standard">| <text:s text:c="3"/>5 | <text:s text:c="6"/>5 | himanshu | 2014-01-01 <text:s text:c="2"/>| <text:s text:c="2"/>2000 | cyber-security <text:s text:c="2"/>| <text:s text:c="9"/>5 | it_secter |</text:p>
      <text:p text:style-name="Standard">| <text:s text:c="3"/>6 | <text:s text:c="6"/>6 | shyamu <text:s text:c="2"/>| 2015-01-01 <text:s text:c="2"/>| <text:s/>50000 | systeam-engineer | <text:s text:c="8"/>24 | it_secter |</text:p>
      <text:p text:style-name="Standard">| <text:s text:c="3"/>7 | <text:s text:c="6"/>7 | raja <text:s text:c="4"/>| 2016-01-01 <text:s text:c="2"/>| 600000 | accoubtants <text:s text:c="5"/>| <text:s text:c="8"/>40 | bussiness |</text:p>
      <text:p text:style-name="Standard">+------+---------+----------+--------------+--------+------------------+------------+-----------+</text:p>
      <text:p text:style-name="Standard">7 rows in set (0.001 sec)</text:p>
      <text:p text:style-name="Standard"/>
      <text:p text:style-name="Standard">MariaDB [task3]&gt; select * from employee order by salary(salary*12),max(salary*12);</text:p>
      <text:p text:style-name="Standard">ERROR 1558 (HY000): Column count of mysql.proc is wrong. Expected 21, found 20. Created with MariaDB 100108, now running 100422. Please use mysql_upgrade to fix this error</text:p>
      <text:p text:style-name="Standard">MariaDB [task3]&gt; select * from employee order by max(salary*12);</text:p>
      <text:p text:style-name="Standard">+------+---------+--------+--------------+--------+------------+------------+-----------+</text:p>
      <text:p text:style-name="Standard">| id <text:s text:c="2"/>| dept_no | e_name | joining_date | salary | e_job <text:s text:c="5"/>| commission | dept <text:s text:c="5"/>|</text:p>
      <text:p text:style-name="Standard">+------+---------+--------+--------------+--------+------------+------------+-----------+</text:p>
      <text:p text:style-name="Standard">| <text:s text:c="3"/>1 | <text:s text:c="6"/>1 | raghu <text:s/>| 2010-01-01 <text:s text:c="2"/>| <text:s/>30000 | full-stack | <text:s text:c="8"/>20 | it_secter |</text:p>
      <text:p text:style-name="Standard">+------+---------+--------+--------------+--------+------------+------------+-----------+</text:p>
      <text:p text:style-name="Standard">1 row in set (0.001 sec)</text:p>
      <text:p text:style-name="Standard"/>
      <text:p text:style-name="Standard">MariaDB [task3]&gt; select * from employee order by dept_no,e_name;</text:p>
      <text:p text:style-name="Standard">+------+---------+----------+--------------+--------+------------------+------------+-----------+</text:p>
      <text:p text:style-name="Standard">| id <text:s text:c="2"/>| dept_no | e_name <text:s text:c="2"/>| joining_date | salary | e_job <text:s text:c="11"/>| commission | dept <text:s text:c="5"/>|</text:p>
      <text:p text:style-name="Standard">+------+---------+----------+--------------+--------+------------------+------------+-----------+</text:p>
      <text:p text:style-name="Standard">| <text:s text:c="3"/>1 | <text:s text:c="6"/>1 | raghu <text:s text:c="3"/>| 2010-01-01 <text:s text:c="2"/>| <text:s/>30000 | full-stack <text:s text:c="6"/>| <text:s text:c="8"/>20 | it_secter |</text:p>
      <text:p text:style-name="Standard">| <text:s text:c="3"/>2 | <text:s text:c="6"/>2 | ramu <text:s text:c="4"/>| 2011-01-01 <text:s text:c="2"/>| <text:s/>40000 | shell <text:s text:c="11"/>| <text:s text:c="8"/>10 | marketing |</text:p>
      <text:p text:style-name="Standard">| <text:s text:c="3"/>3 | <text:s text:c="6"/>3 | sachin <text:s text:c="2"/>| 2012-01-01 <text:s text:c="2"/>| <text:s/>20000 | cloud <text:s text:c="11"/>| <text:s text:c="8"/>20 | it_secter |</text:p>
      <text:p text:style-name="Standard">| <text:s text:c="3"/>4 | <text:s text:c="6"/>4 | sahni <text:s text:c="3"/>| 2013-01-01 <text:s text:c="2"/>| <text:s text:c="2"/>3000 | marketing <text:s text:c="7"/>| <text:s text:c="8"/>12 | finace <text:s text:c="3"/>|</text:p>
      <text:p text:style-name="Standard">| <text:s text:c="3"/>5 | <text:s text:c="6"/>5 | himanshu | 2014-01-01 <text:s text:c="2"/>| <text:s text:c="2"/>2000 | cyber-security <text:s text:c="2"/>| <text:s text:c="9"/>5 | it_secter |</text:p>
      <text:p text:style-name="Standard">| <text:s text:c="3"/>6 | <text:s text:c="6"/>6 | shyamu <text:s text:c="2"/>| 2015-01-01 <text:s text:c="2"/>| <text:s/>50000 | systeam-engineer | <text:s text:c="8"/>24 | it_secter |</text:p>
      <text:p text:style-name="Standard">| <text:s text:c="3"/>7 | <text:s text:c="6"/>7 | raja <text:s text:c="4"/>| 2016-01-01 <text:s text:c="2"/>| 600000 | accoubtants <text:s text:c="5"/>| <text:s text:c="8"/>40 | bussiness |</text:p>
      <text:p text:style-name="Standard">+------+---------+----------+--------------+--------+------------------+------------+-----------+</text:p>
      <text:p text:style-name="Standard">7 rows in set (0.001 sec)</text:p>
      <text:p text:style-name="Standard"/>
      <text:p text:style-name="Standard">MariaDB [task3]&gt; select from employee id in e_name;</text:p>
      <text:p text:style-name="Standard">ERROR 1064 (42000): You have an error in your SQL syntax; check the manual that corresponds to your MariaDB server version for the right syntax to use near 'from employee id in e_name' at line 1</text:p>
      <text:p text:style-name="Standard">MariaDB [task3]&gt; select * <text:s/>from employee id in e_name;</text:p>
      <text:p text:style-name="Standard">ERROR 1064 (42000): You have an error in your SQL syntax; check the manual that corresponds to your MariaDB server version for the right syntax to use near 'in e_name' at line 1</text:p>
      <text:p text:style-name="Standard">MariaDB [task3]&gt; select * from employee order by dept_no,e_name;</text:p>
      <text:p text:style-name="Standard">+------+---------+----------+--------------+--------+------------------+------------+-----------+</text:p>
      <text:p text:style-name="Standard">| id <text:s text:c="2"/>| dept_no | e_name <text:s text:c="2"/>| joining_date | salary | e_job <text:s text:c="11"/>| commission | dept <text:s text:c="5"/>|</text:p>
      <text:p text:style-name="Standard">+------+---------+----------+--------------+--------+------------------+------------+-----------+</text:p>
      <text:p text:style-name="Standard">| <text:s text:c="3"/>1 | <text:s text:c="6"/>1 | raghu <text:s text:c="3"/>| 2010-01-01 <text:s text:c="2"/>| <text:s/>30000 | full-stack <text:s text:c="6"/>| <text:s text:c="8"/>20 | it_secter |</text:p>
      <text:p text:style-name="Standard">| <text:s text:c="3"/>2 | <text:s text:c="6"/>2 | ramu <text:s text:c="4"/>| 2011-01-01 <text:s text:c="2"/>| <text:s/>40000 | shell <text:s text:c="11"/>| <text:s text:c="8"/>10 | marketing |</text:p>
      <text:p text:style-name="Standard">| <text:s text:c="3"/>3 | <text:s text:c="6"/>3 | sachin <text:s text:c="2"/>| 2012-01-01 <text:s text:c="2"/>| <text:s/>20000 | cloud <text:s text:c="11"/>| <text:s text:c="8"/>20 | it_secter |</text:p>
      <text:p text:style-name="Standard">| <text:s text:c="3"/>4 | <text:s text:c="6"/>4 | sahni <text:s text:c="3"/>| 2013-01-01 <text:s text:c="2"/>| <text:s text:c="2"/>3000 | marketing <text:s text:c="7"/>| <text:s text:c="8"/>12 | finace <text:s text:c="3"/>|</text:p>
      <text:p text:style-name="Standard"><text:soft-page-break/>| <text:s text:c="3"/>5 | <text:s text:c="6"/>5 | himanshu | 2014-01-01 <text:s text:c="2"/>| <text:s text:c="2"/>2000 | cyber-security <text:s text:c="2"/>| <text:s text:c="9"/>5 | it_secter |</text:p>
      <text:p text:style-name="Standard">| <text:s text:c="3"/>6 | <text:s text:c="6"/>6 | shyamu <text:s text:c="2"/>| 2015-01-01 <text:s text:c="2"/>| <text:s/>50000 | systeam-engineer | <text:s text:c="8"/>24 | it_secter |</text:p>
      <text:p text:style-name="Standard">| <text:s text:c="3"/>7 | <text:s text:c="6"/>7 | raja <text:s text:c="4"/>| 2016-01-01 <text:s text:c="2"/>| 600000 | accoubtants <text:s text:c="5"/>| <text:s text:c="8"/>40 | bussiness |</text:p>
      <text:p text:style-name="Standard">+------+---------+----------+--------------+--------+------------------+------------+-----------+</text:p>
      <text:p text:style-name="Standard">7 rows in set (0.001 sec)</text:p>
      <text:p text:style-name="Standard"/>
      <text:p text:style-name="Standard">MariaDB [task3]&gt; select e_name, salary*12 as annual salary from employee;</text:p>
      <text:p text:style-name="Standard">ERROR 1064 (42000): You have an error in your SQL syntax; check the manual that corresponds to your MariaDB server version for the right syntax to use near 'salary from employee' at line 1</text:p>
      <text:p text:style-name="Standard">MariaDB [task3]&gt; select e_name, sal*12 as annual salary from employee;</text:p>
      <text:p text:style-name="Standard">ERROR 1064 (42000): You have an error in your SQL syntax; check the manual that corresponds to your MariaDB server version for the right syntax to use near 'salary from employee' at line 1</text:p>
      <text:p text:style-name="Standard">MariaDB [task3]&gt; select e_name, sal * 12 as annual salary from employee;</text:p>
      <text:p text:style-name="Standard">ERROR 1064 (42000): You have an error in your SQL syntax; check the manual that corresponds to your MariaDB server version for the right syntax to use near 'salary from employee' at line 1</text:p>
      <text:p text:style-name="Standard">MariaDB [task3]&gt; select e_name, salary * 12 as annual salary from employee;</text:p>
      <text:p text:style-name="Standard">ERROR 1064 (42000): You have an error in your SQL syntax; check the manual that corresponds to your MariaDB server version for the right syntax to use near 'salary from employee' at line 1</text:p>
      <text:p text:style-name="Standard">MariaDB [task3]&gt; select e_name, salary * 12 as annual salary from employee;ariaERROR 1064 (42000): You have an error in your SQL syntax; check the manual that corresponds to your MariaDB server version for the right syntax to use near 'salary from employee' at line 1</text:p>
      <text:p text:style-name="Standard">MariaDB [task3]&gt; select e_name from employee order by salary desc;</text:p>
      <text:p text:style-name="Standard">+----------+</text:p>
      <text:p text:style-name="Standard">| e_name <text:s text:c="2"/>|</text:p>
      <text:p text:style-name="Standard">+----------+</text:p>
      <text:p text:style-name="Standard">| raja <text:s text:c="4"/>|</text:p>
      <text:p text:style-name="Standard">| shyamu <text:s text:c="2"/>|</text:p>
      <text:p text:style-name="Standard">| ramu <text:s text:c="4"/>|</text:p>
      <text:p text:style-name="Standard">| raghu <text:s text:c="3"/>|</text:p>
      <text:p text:style-name="Standard">| sachin <text:s text:c="2"/>|</text:p>
      <text:p text:style-name="Standard">| sahni <text:s text:c="3"/>|</text:p>
      <text:p text:style-name="Standard">| himanshu |</text:p>
      <text:p text:style-name="Standard">+----------+</text:p>
      <text:p text:style-name="Standard">7 rows in set (0.001 sec)</text:p>
      <text:p text:style-name="Standard"/>
      <text:p text:style-name="Standard">MariaDB [task3]&gt; select e_name salary * 12 from employee order by salary desc;</text:p>
      <text:p text:style-name="Standard">ERROR 1064 (42000): You have an error in your SQL syntax; check the manual that corresponds to your MariaDB server version for the right syntax to use near '* 12 from employee order by salary desc' at line 1</text:p>
      <text:p text:style-name="Standard">MariaDB [task3]&gt; select e_name, salary * 12 from employee order by salary desc; </text:p>
      <text:p text:style-name="Standard">+----------+-------------+</text:p>
      <text:p text:style-name="Standard">| e_name <text:s text:c="2"/>| salary * 12 |</text:p>
      <text:p text:style-name="Standard">+----------+-------------+</text:p>
      <text:p text:style-name="Standard">| raja <text:s text:c="4"/>| <text:s text:c="4"/>7200000 |</text:p>
      <text:p text:style-name="Standard">| shyamu <text:s text:c="2"/>| <text:s text:c="5"/>600000 |</text:p>
      <text:p text:style-name="Standard">| ramu <text:s text:c="4"/>| <text:s text:c="5"/>480000 |</text:p>
      <text:p text:style-name="Standard">| raghu <text:s text:c="3"/>| <text:s text:c="5"/>360000 |</text:p>
      <text:p text:style-name="Standard">| sachin <text:s text:c="2"/>| <text:s text:c="5"/>240000 |</text:p>
      <text:p text:style-name="Standard">| sahni <text:s text:c="3"/>| <text:s text:c="6"/>36000 |</text:p>
      <text:p text:style-name="Standard">| himanshu | <text:s text:c="6"/>24000 |</text:p>
      <text:p text:style-name="Standard">+----------+-------------+</text:p>
      <text:p text:style-name="Standard">7 rows in set (0.001 sec)</text:p>
      <text:p text:style-name="Standard"><text:soft-page-break/></text:p>
      <text:p text:style-name="Standard">MariaDB [task3]&gt; select e_name, salary, salary, salary/100*15 as hra,salary/100*5 as pf,salary/100*10 as da, salary+salary/100*10-salary/100*5 as total from employee;</text:p>
      <text:p text:style-name="Standard">+----------+--------+--------+------------+------------+------------+-------------+</text:p>
      <text:p text:style-name="Standard">| e_name <text:s text:c="2"/>| salary | salary | hra <text:s text:c="7"/>| pf <text:s text:c="8"/>| da <text:s text:c="8"/>| total <text:s text:c="6"/>|</text:p>
      <text:p text:style-name="Standard">+----------+--------+--------+------------+------------+------------+-------------+</text:p>
      <text:p text:style-name="Standard">| raghu <text:s text:c="3"/>| <text:s/>30000 | <text:s/>30000 | <text:s/>4500.0000 | <text:s/>1500.0000 | <text:s/>3000.0000 | <text:s/>31500.0000 |</text:p>
      <text:p text:style-name="Standard">| ramu <text:s text:c="4"/>| <text:s/>40000 | <text:s/>40000 | <text:s/>6000.0000 | <text:s/>2000.0000 | <text:s/>4000.0000 | <text:s/>42000.0000 |</text:p>
      <text:p text:style-name="Standard">| sachin <text:s text:c="2"/>| <text:s/>20000 | <text:s/>20000 | <text:s/>3000.0000 | <text:s/>1000.0000 | <text:s/>2000.0000 | <text:s/>21000.0000 |</text:p>
      <text:p text:style-name="Standard">| sahni <text:s text:c="3"/>| <text:s text:c="2"/>3000 | <text:s text:c="2"/>3000 | <text:s text:c="2"/>450.0000 | <text:s text:c="2"/>150.0000 | <text:s text:c="2"/>300.0000 | <text:s text:c="2"/>3150.0000 |</text:p>
      <text:p text:style-name="Standard">| himanshu | <text:s text:c="2"/>2000 | <text:s text:c="2"/>2000 | <text:s text:c="2"/>300.0000 | <text:s text:c="2"/>100.0000 | <text:s text:c="2"/>200.0000 | <text:s text:c="2"/>2100.0000 |</text:p>
      <text:p text:style-name="Standard">| shyamu <text:s text:c="2"/>| <text:s/>50000 | <text:s/>50000 | <text:s/>7500.0000 | <text:s/>2500.0000 | <text:s/>5000.0000 | <text:s/>52500.0000 |</text:p>
      <text:p text:style-name="Standard">| raja <text:s text:c="4"/>| 600000 | 600000 | 90000.0000 | 30000.0000 | 60000.0000 | 630000.0000 |</text:p>
      <text:p text:style-name="Standard">+----------+--------+--------+------------+------------+------------+-------------+</text:p>
      <text:p text:style-name="Standard">7 rows in set (0.101 sec)</text:p>
      <text:p text:style-name="Standard"/>
      <text:p text:style-name="Standard">MariaDB [task3]&gt; select e_job,count(e_job) from employee group by e_job;</text:p>
      <text:p text:style-name="Standard">+------------------+--------------+</text:p>
      <text:p text:style-name="Standard">| e_job <text:s text:c="11"/>| count(e_job) |</text:p>
      <text:p text:style-name="Standard">+------------------+--------------+</text:p>
      <text:p text:style-name="Standard">| accoubtants <text:s text:c="5"/>| <text:s text:c="11"/>1 |</text:p>
      <text:p text:style-name="Standard">| cloud <text:s text:c="11"/>| <text:s text:c="11"/>1 |</text:p>
      <text:p text:style-name="Standard">| cyber-security <text:s text:c="2"/>| <text:s text:c="11"/>1 |</text:p>
      <text:p text:style-name="Standard">| full-stack <text:s text:c="6"/>| <text:s text:c="11"/>1 |</text:p>
      <text:p text:style-name="Standard">| marketing <text:s text:c="7"/>| <text:s text:c="11"/>1 |</text:p>
      <text:p text:style-name="Standard">| shell <text:s text:c="11"/>| <text:s text:c="11"/>1 |</text:p>
      <text:p text:style-name="Standard">| systeam-engineer | <text:s text:c="11"/>1 |</text:p>
      <text:p text:style-name="Standard">+------------------+--------------+</text:p>
      <text:p text:style-name="Standard">7 rows in set (0.001 sec)</text:p>
      <text:p text:style-name="Standard"/>
      <text:p text:style-name="Standard">MariaDB [task3]&gt; select dept_no, max(salary) from employee group by dept_no;</text:p>
      <text:p text:style-name="Standard">+---------+-------------+</text:p>
      <text:p text:style-name="Standard">| dept_no | max(salary) |</text:p>
      <text:p text:style-name="Standard">+---------+-------------+</text:p>
      <text:p text:style-name="Standard">| <text:s text:c="6"/>1 | <text:s text:c="6"/>30000 |</text:p>
      <text:p text:style-name="Standard">| <text:s text:c="6"/>2 | <text:s text:c="6"/>40000 |</text:p>
      <text:p text:style-name="Standard">| <text:s text:c="6"/>3 | <text:s text:c="6"/>20000 |</text:p>
      <text:p text:style-name="Standard">| <text:s text:c="6"/>4 | <text:s text:c="7"/>3000 |</text:p>
      <text:p text:style-name="Standard">| <text:s text:c="6"/>5 | <text:s text:c="7"/>2000 |</text:p>
      <text:p text:style-name="Standard">| <text:s text:c="6"/>6 | <text:s text:c="6"/>50000 |</text:p>
      <text:p text:style-name="Standard">| <text:s text:c="6"/>7 | <text:s text:c="5"/>600000 |</text:p>
      <text:p text:style-name="Standard">+---------+-------------+</text:p>
      <text:p text:style-name="Standard">7 rows in set (0.001 sec)</text:p>
      <text:p text:style-name="Standard"/>
      <text:p text:style-name="Standard">MariaDB [task3]&gt; select dept_no, count(dept_no) from employee group by dept_no having count (*)&gt;3;</text:p>
      <text:p text:style-name="Standard">ERROR 1064 (42000): You have an error in your SQL syntax; check the manual that corresponds to your MariaDB server version for the right syntax to use near '*)&gt;3' at line 1</text:p>
      <text:p text:style-name="Standard">MariaDB [task3]&gt; select dept_no, count(dept_no) from employee group by dept_no having count (*) &gt; 3;</text:p>
      <text:p text:style-name="Standard">ERROR 1064 (42000): You have an error in your SQL syntax; check the manual that corresponds to your MariaDB server version for the right syntax to use near '*) &gt; 3' at line 1</text:p>
      <text:p text:style-name="Standard"><text:soft-page-break/>MariaDB [task3]&gt; 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4T19:29:09.096796984</meta:creation-date>
    <dc:date>2022-03-25T15:50:28.844641215</dc:date>
    <meta:editing-duration>PT3M36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4" meta:paragraph-count="572" meta:word-count="4428" meta:character-count="29791" meta:non-whitespace-character-count="23153"/>
  </office:meta>
</office:document-meta>
</file>